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boration</text:p>
      <text:p text:style-name="Standard"/>
      <text:p text:style-name="Standard">Uppgift 1</text:p>
      <text:p text:style-name="Standard">Kompilera, starta openocd, få skiten att blinka i otakt eller skriva ut ACM..eller något?</text:p>
      <text:p text:style-name="Standard"/>
      <text:p text:style-name="Standard">Uppgift 2</text:p>
      <text:p text:style-name="Standard">Skriv lite kod någonstans. Kolla map-filen hur mycket skiten tar. Möjligen har vi planterat något stort som inte hör hemma där det hamnade. Optimera. Redovisa för dina (sexiga) labbhandledare.</text:p>
      <text:p text:style-name="Standard"/>
      <text:p text:style-name="Standard">Uppgift 3</text:p>
      <text:p text:style-name="Standard">Meka ramfunc, funktionen ska exekveras från ram. Bevisa det genom att visa disasm och kanske en print där du visar att PC är på rätt ställe. Eller något.</text:p>
      <text:p text:style-name="Standard"/>
      <text:p text:style-name="Standard">Fyll på peter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nrik Persson</meta:initial-creator>
    <meta:creation-date>2012-03-03T23:06:08</meta:creation-date>
    <meta:document-statistic meta:table-count="0" meta:image-count="0" meta:object-count="0" meta:page-count="1" meta:paragraph-count="8" meta:word-count="81" meta:character-count="485"/>
    <dc:date>2012-03-03T23:09:43</dc:date>
    <dc:creator>Henrik Persson</dc:creator>
    <meta:editing-duration>PT3M35S</meta:editing-duration>
    <meta:editing-cycles>1</meta:editing-cycles>
    <meta:generator>LibreOffice/3.3$Unix LibreOffice_project/330m19$Build-401</meta:generator>
  </office:meta>
</office:document-meta>
</file>